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1.38pt" svg:height="303.11pt" svg:x="279.35pt" svg:y="142.87pt">
            <draw:object draw:notify-on-update-of-ranges="Sheet1.B12:Sheet1.B12 Sheet1.B13:Sheet1.B17 Sheet1.C12:Sheet1.C12 Sheet1.C13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’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.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ainFacto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bser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20:26:29.285377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9:24:42.857957045</meta:creation-date>
    <dc:date>2018-05-20T20:49:04.911667023</dc:date>
    <meta:editing-duration>PT2M54S</meta:editing-duration>
    <meta:editing-cycles>2</meta:editing-cycles>
    <meta:generator>LibreOffice/6.0.4.2$Linux_X86_64 LibreOffice_project/00m0$Build-2</meta:gener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72cm" svg:height="10.694cm" xlink:href=".." xlink:type="simple" chart:class="chart:scatter" chart:style-name="ch1">
        <chart:legend chart:legend-position="end" svg:x="14.623cm" svg:y="5.052cm" style:legend-expansion="high" chart:style-name="ch2"/>
        <chart:plot-area chart:style-name="ch3" table:cell-range-address="Sheet1.B12:Sheet1.C17" chart:data-source-has-labels="both" svg:x="1.305cm" svg:y="0.213cm" svg:width="13.007cm" svg:height="9.304cm">
          <chartooo:coordinate-region svg:x="2.05cm" svg:y="0.408cm" svg:width="11.916cm" svg:height="8.47cm"/>
          <chart:axis chart:dimension="x" chart:name="primary-x" chart:style-name="ch4" chartooo:axis-type="auto">
            <chart:title svg:x="7.707cm" svg:y="9.731cm" chart:style-name="ch5">
              <text:p>I</text:p>
            </chart:title>
            <chart:categories table:cell-range-address="Sheet1.B13:Sheet1.B17"/>
            <chart:grid chart:style-name="ch6" chart:class="major"/>
          </chart:axis>
          <chart:axis chart:dimension="y" chart:name="primary-y" chart:style-name="ch7">
            <chart:title svg:x="0.451cm" svg:y="5.028cm" chart:style-name="ch8">
              <text:p>A</text:p>
            </chart:title>
            <chart:grid chart:style-name="ch6" chart:class="major"/>
          </chart:axis>
          <chart:series chart:style-name="ch9" chart:values-cell-range-address="Sheet1.C13:Sheet1.C17" chart:label-cell-address="Sheet1.C12:Sheet1.C12" chart:class="chart:scatter">
            <chart:domain table:cell-range-address="Sheet1.B13:Sheet1.B1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3:Sheet1.B17</svg:desc>
                </draw:g>
              </table:table-cell>
              <table:table-cell office:value-type="float" office:value="0">
                <text:p>0</text:p>
                <draw:g>
                  <svg:desc>Sheet1.C13:Sheet1.C17</svg:desc>
                </draw:g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